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Hindi1" svg:font-family="'Lohit Hindi'"/>
    <style:font-face style:name="Mon" svg:font-family="Mon"/>
    <style:font-face style:name="monospace1" svg:font-family="monospace"/>
    <style:font-face style:name="monospace" svg:font-family="monospace, monospace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ubtitle">
      <style:text-properties officeooo:rsid="001b2602" officeooo:paragraph-rsid="001b2602"/>
    </style:style>
    <style:style style:name="P2" style:family="paragraph" style:parent-style-name="Title">
      <style:text-properties officeooo:rsid="00082d35"/>
    </style:style>
    <style:style style:name="P3" style:family="paragraph" style:parent-style-name="Subtitle">
      <style:text-properties style:font-name="Liberation Sans" fo:font-size="18pt" officeooo:rsid="00082d35" officeooo:paragraph-rsid="001c163a" style:font-name-asian="DejaVu Sans" style:font-size-asian="18pt" style:font-name-complex="Lohit Hindi" style:font-size-complex="18pt"/>
    </style:style>
    <style:style style:name="P4" style:family="paragraph" style:parent-style-name="Heading_20_1">
      <style:text-properties style:font-name="Liberation Sans" fo:font-size="18.2000007629395pt" fo:font-weight="bold" officeooo:rsid="001dcf21" officeooo:paragraph-rsid="001dcf21" style:font-name-asian="DejaVu Sans" style:font-size-asian="18.2000007629395pt" style:font-weight-asian="bold" style:font-name-complex="Lohit Hindi" style:font-size-complex="18.2000007629395pt" style:font-weight-complex="bold"/>
    </style:style>
    <style:style style:name="P5" style:family="paragraph" style:parent-style-name="Heading_20_1">
      <style:text-properties officeooo:rsid="001eb5ca" officeooo:paragraph-rsid="001eb5ca"/>
    </style:style>
    <style:style style:name="P6" style:family="paragraph" style:parent-style-name="Heading_20_2">
      <style:text-properties officeooo:rsid="001eb5ca" officeooo:paragraph-rsid="001eb5ca"/>
    </style:style>
    <style:style style:name="P7" style:family="paragraph" style:parent-style-name="Heading_20_2">
      <style:text-properties officeooo:rsid="001f2d1f" officeooo:paragraph-rsid="001f2d1f"/>
    </style:style>
    <style:style style:name="P8" style:family="paragraph" style:parent-style-name="Heading_20_2">
      <style:text-properties style:font-name="Liberation Serif" officeooo:rsid="001eb5ca" officeooo:paragraph-rsid="001eb5ca"/>
    </style:style>
    <style:style style:name="P9" style:family="paragraph" style:parent-style-name="Text_20_body" style:list-style-name="L2">
      <style:text-properties style:font-name="Liberation Serif" officeooo:rsid="001dcf21" officeooo:paragraph-rsid="001dcf21"/>
    </style:style>
    <style:style style:name="P10" style:family="paragraph" style:parent-style-name="Text_20_body" style:list-style-name="L3">
      <style:text-properties style:font-name="Liberation Serif" officeooo:rsid="001dcf21" officeooo:paragraph-rsid="001dcf21"/>
    </style:style>
    <style:style style:name="P11" style:family="paragraph" style:parent-style-name="Text_20_body" style:list-style-name="L3">
      <style:text-properties style:font-name="Liberation Serif" officeooo:rsid="001e4e92" officeooo:paragraph-rsid="001e4e92"/>
    </style:style>
    <style:style style:name="P12" style:family="paragraph" style:parent-style-name="Text_20_body" style:list-style-name="L3">
      <style:text-properties officeooo:rsid="001dcf21" officeooo:paragraph-rsid="001dcf21"/>
    </style:style>
    <style:style style:name="P13" style:family="paragraph" style:parent-style-name="Text_20_body" style:list-style-name="L3">
      <style:text-properties officeooo:paragraph-rsid="001eb5ca"/>
    </style:style>
    <style:style style:name="P14" style:family="paragraph" style:parent-style-name="Text_20_body">
      <style:text-properties officeooo:paragraph-rsid="001eb5ca"/>
    </style:style>
    <style:style style:name="P15" style:family="paragraph" style:parent-style-name="Text_20_body">
      <style:text-properties style:font-name="Mono" officeooo:paragraph-rsid="001eb5ca"/>
    </style:style>
    <style:style style:name="P16" style:family="paragraph" style:parent-style-name="Text_20_body">
      <style:text-properties style:font-name="Mono" officeooo:paragraph-rsid="001f2d1f"/>
    </style:style>
    <style:style style:name="T1" style:family="text">
      <style:text-properties officeooo:rsid="001c163a"/>
    </style:style>
    <style:style style:name="T2" style:family="text">
      <style:text-properties style:font-name="Mono"/>
    </style:style>
    <style:style style:name="T3" style:family="text">
      <style:text-properties style:font-name="Mono" fo:font-weight="normal" style:font-weight-asian="normal" style:font-weight-complex="normal"/>
    </style:style>
    <style:style style:name="T4" style:family="text">
      <style:text-properties style:font-name="Mono" fo:font-weight="normal" officeooo:rsid="001e4e92" style:font-weight-asian="normal" style:font-weight-complex="normal"/>
    </style:style>
    <style:style style:name="T5" style:family="text">
      <style:text-properties style:font-name="Mono" fo:font-weight="normal" officeooo:rsid="001eb5ca" style:font-weight-asian="normal" style:font-weight-complex="normal"/>
    </style:style>
    <style:style style:name="T6" style:family="text">
      <style:text-properties style:font-name="Mono" officeooo:rsid="001eb5ca"/>
    </style:style>
    <style:style style:name="T7" style:family="text">
      <style:text-properties style:font-name="Liberation Serif" fo:font-weight="normal" officeooo:rsid="001e4e92" style:font-weight-asian="normal" style:font-weight-complex="normal"/>
    </style:style>
    <style:style style:name="T8" style:family="text">
      <style:text-properties style:font-name="Liberation Serif" fo:font-weight="normal" officeooo:rsid="001eb5ca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4e92" style:font-weight-asian="normal" style:font-weight-complex="normal"/>
    </style:style>
    <style:style style:name="T12" style:family="text">
      <style:text-properties officeooo:rsid="001eb5ca"/>
    </style:style>
    <style:style style:name="T13" style:family="text">
      <style:text-properties officeooo:rsid="00202a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tional Assignment <text:span text:style-name="T1">2</text:span></text:p>
      <text:p text:style-name="P3">S<text:span text:style-name="T1">PEC</text:span></text:p>
      <text:p text:style-name="P1">Manavjeet Singh,2018295</text:p>
      <text:h text:style-name="P4" text:outline-level="1">Installing SPEC benchmark</text:h>
      <text:list xml:id="list3823812281" text:style-name="L2">
        <text:list-item>
          <text:p text:style-name="P9">Download the ISO using the command <text:span text:style-name="T2">scp “aos@192.168.1.161:cpu2017-1_0_5.iso .”. </text:span></text:p>
        </text:list-item>
        <text:list-item>
          <text:p text:style-name="P9">Mount the ISO file at /mnt directory using the command: <text:span text:style-name="T2">sudo mount &lt;iosname&gt;.iso /mnt.</text:span></text:p>
        </text:list-item>
        <text:list-item>
          <text:p text:style-name="P9">Run the installation script: <text:span text:style-name="T2">./install.sh </text:span>and put in the path where you want it to be installed</text:p>
        </text:list-item>
      </text:list>
      <text:h text:style-name="P4" text:outline-level="1">Running <text:s/>SPEC benchmark</text:h>
      <text:list xml:id="list3659959019" text:style-name="L3">
        <text:list-item>
          <text:p text:style-name="P12">Install the package gfortran using command: <text:span text:style-name="T2">sudo apt install gfortran</text:span></text:p>
        </text:list-item>
        <text:list-item>
          <text:p text:style-name="P10">Edit the config file &lt;install directory&gt;/config/<text:span text:style-name="T9">Example-gcc-x86. </text:span><text:span text:style-name="T10">Correct the path of the </text:span><text:span text:style-name="T9">gcc</text:span><text:span text:style-name="T10"> compiler, number of cores and thread and data about the machine.</text:span></text:p>
        </text:list-item>
        <text:list-item>
          <text:p text:style-name="P10"><text:span text:style-name="T10">Use command </text:span><text:span text:style-name="T3">source shrc </text:span><text:span text:style-name="T11">to put the command into the path. Use this command from the &lt;install directory&gt;</text:span></text:p>
        </text:list-item>
        <text:list-item>
          <text:p text:style-name="P11"><text:span text:style-name="T10">Run the command: </text:span><text:span text:style-name="T3">runcpu –config=Manav2-gcc-linux-x86.cfg intrate fprate –size=ref </text:span><text:span text:style-name="T10">to start integer and float benchmark for the gcc compiler.</text:span></text:p>
        </text:list-item>
        <text:list-item>
          <text:p text:style-name="P11"><text:span text:style-name="T10">Make another copy of the config file. Replace the compiler from gcc to clang and g++ to clang++. And change the optimise flags to “</text:span><text:span text:style-name="T3">OPTIMIZE = -g -fPIC -O3 -march=native -fno-unsafe-math-optimizations <text:s/>#-fno-tree-loop-vectorize”. </text:span><text:span text:style-name="T10">In the config file.</text:span></text:p>
        </text:list-item>
        <text:list-item>
          <text:p text:style-name="P13"><text:span text:style-name="T7">Run the command: </text:span><text:span text:style-name="T4">runcpu –config=Manav2-c</text:span><text:span text:style-name="T5">lang</text:span><text:span text:style-name="T4">-linux-x86.cfg intrate fprate –size=ref </text:span><text:span text:style-name="T7">to start integer and float benchmark for the c</text:span><text:span text:style-name="T8">lang</text:span><text:span text:style-name="T7"> compiler.</text:span></text:p>
        </text:list-item>
      </text:list>
      <text:h text:style-name="P5" text:outline-level="1">Integer Benchmarks</text:h>
      <text:h text:style-name="P6" text:outline-level="2">GCC</text:h>
      <text:p text:style-name="P15"><text:s text:c="23"/>Estimated <text:s text:c="16"/></text:p>
      <text:p text:style-name="P15"><text:s text:c="17"/>Base <text:s text:c="4"/>Base <text:s text:c="7"/>Base <text:s text:c="7"/></text:p>
      <text:p text:style-name="P15">Benchmarks <text:s text:c="6"/>Copies <text:s/>Run Time <text:s text:c="4"/>Rate <text:s text:c="7"/></text:p>
      <text:p text:style-name="P15">--------------- ------- <text:s/>--------- <text:s/>--------- <text:s text:c="3"/></text:p>
      <text:p text:style-name="P15">500.perlbench_r <text:s text:c="6"/>1 <text:s text:c="7"/>296 <text:s text:c="6"/>5.39 <text:s/></text:p>
      <text:p text:style-name="P15">502.gcc_r <text:s text:c="12"/>1 <text:s text:c="7"/>206 <text:s text:c="6"/>6.88 <text:s/></text:p>
      <text:p text:style-name="P15">505.mcf_r <text:s text:c="12"/>1 <text:s text:c="7"/>316 <text:s text:c="6"/>5.11 <text:s/></text:p>
      <text:p text:style-name="P15"><text:soft-page-break/>520.omnetpp_r <text:s text:c="8"/>1 <text:s text:c="7"/>395 <text:s text:c="6"/>3.32 <text:s/></text:p>
      <text:p text:style-name="P15">523.xalancbmk_r <text:s text:c="6"/>1 <text:s text:c="7"/>317 <text:s text:c="6"/>3.33 <text:s/></text:p>
      <text:p text:style-name="P15">525.x264_r <text:s text:c="11"/>1 <text:s text:c="7"/>356 <text:s text:c="6"/>4.92 <text:s/></text:p>
      <text:p text:style-name="P15">531.deepsjeng_r <text:s text:c="6"/>1 <text:s text:c="7"/>282 <text:s text:c="6"/>4.07 <text:s/></text:p>
      <text:p text:style-name="P15">541.leela_r <text:s text:c="10"/>1 <text:s text:c="7"/>449 <text:s text:c="6"/>3.69 <text:s/></text:p>
      <text:p text:style-name="P15">548.exchange2_r <text:s text:c="6"/>1 <text:s text:c="7"/>251 <text:s text:c="5"/>10.4 <text:s text:c="2"/></text:p>
      <text:p text:style-name="P15">557.xz_r <text:s text:c="13"/>1 <text:s text:c="7"/>338 <text:s text:c="6"/>3.20 <text:s/></text:p>
      <text:p text:style-name="P15">===============================================</text:p>
      <text:p text:style-name="P15">500.perlbench_r <text:s text:c="6"/>1 <text:s text:c="7"/>296 <text:s text:c="6"/>5.39 <text:s/></text:p>
      <text:p text:style-name="P15">502.gcc_r <text:s text:c="12"/>1 <text:s text:c="7"/>206 <text:s text:c="6"/>6.88 <text:s/></text:p>
      <text:p text:style-name="P15">505.mcf_r <text:s text:c="12"/>1 <text:s text:c="7"/>316 <text:s text:c="6"/>5.11 <text:s/></text:p>
      <text:p text:style-name="P15">520.omnetpp_r <text:s text:c="8"/>1 <text:s text:c="7"/>395 <text:s text:c="6"/>3.32 <text:s/></text:p>
      <text:p text:style-name="P15">523.xalancbmk_r <text:s text:c="6"/>1 <text:s text:c="7"/>317 <text:s text:c="6"/>3.33 <text:s/></text:p>
      <text:p text:style-name="P15">525.x264_r <text:s text:c="11"/>1 <text:s text:c="7"/>356 <text:s text:c="6"/>4.92 <text:s/></text:p>
      <text:p text:style-name="P15">531.deepsjeng_r <text:s text:c="6"/>1 <text:s text:c="7"/>282 <text:s text:c="6"/>4.07 <text:s/></text:p>
      <text:p text:style-name="P15">541.leela_r <text:s text:c="10"/>1 <text:s text:c="7"/>449 <text:s text:c="6"/>3.69 <text:s/></text:p>
      <text:p text:style-name="P15">548.exchange2_r <text:s text:c="6"/>1 <text:s text:c="7"/>251 <text:s text:c="5"/>10.4 <text:s text:c="2"/></text:p>
      <text:p text:style-name="P15">557.xz_r <text:s text:c="13"/>1 <text:s text:c="7"/>338 <text:s text:c="6"/>3.20 <text:s/></text:p>
      <text:p text:style-name="P15"><text:s/>Est. SPECrate2017_int_base <text:s text:c="13"/>4.69</text:p>
      <text:h text:style-name="P6" text:outline-level="2">Clang</text:h>
      <text:p text:style-name="P15"><text:s text:c="23"/>Estimated <text:s text:c="14"/></text:p>
      <text:p text:style-name="P15"><text:s text:c="17"/>Base <text:s text:c="4"/>Base <text:s text:c="7"/>Base <text:s text:c="4"/></text:p>
      <text:p text:style-name="P15">Benchmarks <text:s text:c="6"/>Copies <text:s/>Run Time <text:s text:c="4"/>Rate <text:s text:c="4"/></text:p>
      <text:p text:style-name="P15">--------------- ------- <text:s/>--------- <text:s/>--------- <text:s/></text:p>
      <text:p text:style-name="P15">500.perlbench_r <text:s text:c="6"/>1 <text:s text:c="7"/>315 <text:s text:c="6"/>5.05 <text:s/></text:p>
      <text:p text:style-name="P15">502.gcc_r <text:s text:c="12"/>1 <text:s text:c="7"/>209 <text:s text:c="6"/>6.78 <text:s/></text:p>
      <text:p text:style-name="P15">505.mcf_r <text:s text:c="12"/>1 <text:s text:c="7"/>306 <text:s text:c="6"/>5.28 <text:s/></text:p>
      <text:p text:style-name="P15">520.omnetpp_r <text:s text:c="8"/>1 <text:s text:c="7"/>346 <text:s text:c="6"/>3.79 <text:s/></text:p>
      <text:p text:style-name="P15">523.xalancbmk_r <text:s text:c="6"/>1 <text:s text:c="7"/>269 <text:s text:c="6"/>3.93 <text:s/></text:p>
      <text:p text:style-name="P15">525.x264_r <text:s text:c="11"/>1 <text:s text:c="7"/>230 <text:s text:c="6"/>7.60 <text:s/></text:p>
      <text:p text:style-name="P15">531.deepsjeng_r <text:s text:c="6"/>1 <text:s text:c="7"/>277 <text:s text:c="6"/>4.14 <text:s/></text:p>
      <text:p text:style-name="P15">541.leela_r <text:s text:c="10"/>1 <text:s text:c="7"/>470 <text:s text:c="6"/>3.52 <text:s/></text:p>
      <text:p text:style-name="P15">548.exchange2_r <text:s text:c="6"/>1 <text:s text:c="7"/>346 <text:s text:c="6"/>7.58 <text:s/></text:p>
      <text:p text:style-name="P15">557.xz_r <text:s text:c="13"/>1 <text:s text:c="7"/>316 <text:s text:c="6"/>3.42 <text:s/></text:p>
      <text:p text:style-name="P15">===============================================</text:p>
      <text:p text:style-name="P15"><text:soft-page-break/>500.perlbench_r <text:s text:c="6"/>1 <text:s text:c="7"/>315 <text:s text:c="6"/>5.05 <text:s/></text:p>
      <text:p text:style-name="P15">502.gcc_r <text:s text:c="12"/>1 <text:s text:c="7"/>209 <text:s text:c="6"/>6.78 <text:s/></text:p>
      <text:p text:style-name="P15">505.mcf_r <text:s text:c="12"/>1 <text:s text:c="7"/>306 <text:s text:c="6"/>5.28 <text:s/></text:p>
      <text:p text:style-name="P15">520.omnetpp_r <text:s text:c="8"/>1 <text:s text:c="7"/>346 <text:s text:c="6"/>3.79 <text:s/></text:p>
      <text:p text:style-name="P15">523.xalancbmk_r <text:s text:c="6"/>1 <text:s text:c="7"/>269 <text:s text:c="6"/>3.93 <text:s/></text:p>
      <text:p text:style-name="P15">525.x264_r <text:s text:c="11"/>1 <text:s text:c="7"/>230 <text:s text:c="6"/>7.60 <text:s/></text:p>
      <text:p text:style-name="P15">531.deepsjeng_r <text:s text:c="6"/>1 <text:s text:c="7"/>277 <text:s text:c="6"/>4.14 <text:s/></text:p>
      <text:p text:style-name="P15">541.leela_r <text:s text:c="10"/>1 <text:s text:c="7"/>470 <text:s text:c="6"/>3.52 <text:s/></text:p>
      <text:p text:style-name="P15">548.exchange2_r <text:s text:c="6"/>1 <text:s text:c="7"/>346 <text:s text:c="6"/>7.58 <text:s/></text:p>
      <text:p text:style-name="P15">557.xz_r <text:s text:c="13"/>1 <text:s text:c="7"/>316 <text:s text:c="6"/>3.42 <text:s/></text:p>
      <text:p text:style-name="P15"><text:s/>Est. SPECrate2017_int_base <text:s text:c="13"/>4.88</text:p>
      <text:h text:style-name="P5" text:outline-level="1">Float<text:span text:style-name="T13">ing Point</text:span> Benchmarks</text:h>
      <text:h text:style-name="P8" text:outline-level="2">GCC</text:h>
      <text:p text:style-name="P14"><text:span text:style-name="T6"><text:s text:c="23"/>Estimated <text:s text:c="14"/></text:span></text:p>
      <text:p text:style-name="P14"><text:span text:style-name="T6"><text:s text:c="17"/>Base <text:s text:c="4"/>Base <text:s text:c="7"/>Base <text:s text:c="4"/></text:span></text:p>
      <text:p text:style-name="P14"><text:span text:style-name="T6">Benchmarks <text:s text:c="6"/>Copies <text:s/>Run Time <text:s text:c="4"/>Rate <text:s text:c="4"/></text:span></text:p>
      <text:p text:style-name="P14"><text:span text:style-name="T6">--------------- ------- <text:s/>--------- <text:s/>--------- <text:s/></text:span></text:p>
      <text:p text:style-name="P14"><text:span text:style-name="T6">503.bwaves_r <text:s text:c="9"/>1 <text:s text:c="7"/>431 <text:s text:c="5"/>23.2 <text:s text:c="2"/></text:span></text:p>
      <text:p text:style-name="P14"><text:span text:style-name="T6">507.cactuBSSN_r <text:s text:c="6"/>1 <text:s text:c="7"/>224 <text:s text:c="6"/>5.64 <text:s/></text:span></text:p>
      <text:p text:style-name="P14"><text:span text:style-name="T6">508.namd_r <text:s text:c="11"/>1 <text:s text:c="7"/>196 <text:s text:c="6"/>4.85 <text:s/></text:span></text:p>
      <text:p text:style-name="P14"><text:span text:style-name="T6">510.parest_r <text:s text:c="9"/>1 <text:s text:c="7"/>456 <text:s text:c="6"/>5.74 <text:s/></text:span></text:p>
      <text:p text:style-name="P14"><text:span text:style-name="T6">511.povray_r <text:s text:c="9"/>1 <text:s text:c="7"/>335 <text:s text:c="6"/>6.98 <text:s/></text:span></text:p>
      <text:p text:style-name="P14"><text:span text:style-name="T6">519.lbm_r <text:s text:c="12"/>1 <text:s text:c="7"/>214 <text:s text:c="6"/>4.93 <text:s/></text:span></text:p>
      <text:p text:style-name="P14"><text:span text:style-name="T6">521.wrf_r <text:s text:c="12"/>1 <text:s text:c="7"/>544 <text:s text:c="6"/>4.12 <text:s/></text:span></text:p>
      <text:p text:style-name="P14"><text:span text:style-name="T6">526.blender_r <text:s text:c="8"/>1 <text:s text:c="7"/>262 <text:s text:c="6"/>5.81 <text:s/></text:span></text:p>
      <text:p text:style-name="P14"><text:span text:style-name="T6">527.cam4_r <text:s text:c="11"/>1 <text:s text:c="7"/>244 <text:s text:c="6"/>7.18 <text:s/></text:span></text:p>
      <text:p text:style-name="P14"><text:span text:style-name="T6">538.imagick_r <text:s text:c="8"/>1 <text:s text:c="7"/>393 <text:s text:c="6"/>6.34 <text:s/></text:span></text:p>
      <text:p text:style-name="P14"><text:span text:style-name="T6">544.nab_r <text:s text:c="12"/>1 <text:s text:c="7"/>299 <text:s text:c="6"/>5.63 <text:s/></text:span></text:p>
      <text:p text:style-name="P14"><text:span text:style-name="T6">549.fotonik3d_r <text:s text:c="6"/>1 <text:s text:c="7"/>439 <text:s text:c="6"/>8.87 <text:s/></text:span></text:p>
      <text:p text:style-name="P14"><text:span text:style-name="T6">554.roms_r <text:s text:c="11"/>1 <text:s text:c="7"/>288 <text:s text:c="6"/>5.53 <text:s/></text:span></text:p>
      <text:p text:style-name="P14"><text:span text:style-name="T6">===============================================</text:span></text:p>
      <text:p text:style-name="P14"><text:span text:style-name="T6">503.bwaves_r <text:s text:c="9"/>1 <text:s text:c="7"/>431 <text:s text:c="5"/>23.2 <text:s text:c="2"/></text:span></text:p>
      <text:p text:style-name="P14"><text:span text:style-name="T6">507.cactuBSSN_r <text:s text:c="6"/>1 <text:s text:c="7"/>224 <text:s text:c="6"/>5.64 <text:s/></text:span></text:p>
      <text:p text:style-name="P14"><text:span text:style-name="T6">508.namd_r <text:s text:c="11"/>1 <text:s text:c="7"/>196 <text:s text:c="6"/>4.85 <text:s/></text:span></text:p>
      <text:p text:style-name="P14"><text:span text:style-name="T6">510.parest_r <text:s text:c="9"/>1 <text:s text:c="7"/>456 <text:s text:c="6"/>5.74 <text:s/></text:span></text:p>
      <text:p text:style-name="P14"><text:soft-page-break/><text:span text:style-name="T6">511.povray_r <text:s text:c="9"/>1 <text:s text:c="7"/>335 <text:s text:c="6"/>6.98 <text:s/></text:span></text:p>
      <text:p text:style-name="P14"><text:span text:style-name="T6">519.lbm_r <text:s text:c="12"/>1 <text:s text:c="7"/>214 <text:s text:c="6"/>4.93 <text:s/></text:span></text:p>
      <text:p text:style-name="P14"><text:span text:style-name="T6">521.wrf_r <text:s text:c="12"/>1 <text:s text:c="7"/>544 <text:s text:c="6"/>4.12 <text:s/></text:span></text:p>
      <text:p text:style-name="P14"><text:span text:style-name="T6">526.blender_r <text:s text:c="8"/>1 <text:s text:c="7"/>262 <text:s text:c="6"/>5.81 <text:s/></text:span></text:p>
      <text:p text:style-name="P14"><text:span text:style-name="T6">527.cam4_r <text:s text:c="11"/>1 <text:s text:c="7"/>244 <text:s text:c="6"/>7.18 <text:s/></text:span></text:p>
      <text:p text:style-name="P14"><text:span text:style-name="T6">538.imagick_r <text:s text:c="8"/>1 <text:s text:c="7"/>393 <text:s text:c="6"/>6.34 <text:s/></text:span></text:p>
      <text:p text:style-name="P14"><text:span text:style-name="T6">544.nab_r <text:s text:c="12"/>1 <text:s text:c="7"/>299 <text:s text:c="6"/>5.63 <text:s/></text:span></text:p>
      <text:p text:style-name="P14"><text:span text:style-name="T6">549.fotonik3d_r <text:s text:c="6"/>1 <text:s text:c="7"/>439 <text:s text:c="6"/>8.87 <text:s/></text:span></text:p>
      <text:p text:style-name="P14"><text:span text:style-name="T6">554.roms_r <text:s text:c="11"/>1 <text:s text:c="7"/>288 <text:s text:c="6"/>5.53 <text:s/></text:span></text:p>
      <text:p text:style-name="P14"><text:span text:style-name="T6"><text:s/>Est. SPECrate2017_fp_base <text:s text:c="14"/>6.51</text:span></text:p>
      <text:h text:style-name="P7" text:outline-level="2">Clang</text:h>
      <text:p text:style-name="P16"><text:s text:c="23"/>Estimated <text:s text:c="14"/></text:p>
      <text:p text:style-name="P16"><text:s text:c="17"/>Base <text:s text:c="4"/>Base <text:s text:c="7"/>Base <text:s text:c="4"/></text:p>
      <text:p text:style-name="P16">Benchmarks <text:s text:c="6"/>Copies <text:s/>Run Time <text:s text:c="4"/>Rate <text:s text:c="4"/></text:p>
      <text:p text:style-name="P16">--------------- ------- <text:s/>--------- <text:s/>--------- <text:s/></text:p>
      <text:p text:style-name="P16">503.bwaves_r <text:s text:c="9"/>1 <text:s text:c="7"/>384 <text:s text:c="5"/>26.1 <text:s text:c="2"/></text:p>
      <text:p text:style-name="P16">507.cactuBSSN_r <text:s text:c="6"/>1 <text:s text:c="7"/>211 <text:s text:c="6"/>5.99 <text:s/></text:p>
      <text:p text:style-name="P16">508.namd_r <text:s text:c="11"/>1 <text:s text:c="7"/>201 <text:s text:c="6"/>4.72 <text:s/></text:p>
      <text:p text:style-name="P16">510.parest_r <text:s text:c="9"/>1 <text:s text:c="7"/>405 <text:s text:c="6"/>6.46 <text:s/></text:p>
      <text:p text:style-name="P16">511.povray_r <text:s text:c="9"/>1 <text:s text:c="7"/>357 <text:s text:c="6"/>6.53 <text:s/></text:p>
      <text:p text:style-name="P16">519.lbm_r <text:s text:c="12"/>1 <text:s text:c="7"/>204 <text:s text:c="6"/>5.17 <text:s/></text:p>
      <text:p text:style-name="P16">521.wrf_r <text:s text:c="12"/>1 <text:s text:c="7"/>343 <text:s text:c="6"/>6.53 <text:s/></text:p>
      <text:p text:style-name="P16">526.blender_r <text:s text:c="8"/>1 <text:s text:c="7"/>248 <text:s text:c="6"/>6.15 <text:s/></text:p>
      <text:p text:style-name="P16">527.cam4_r <text:s text:c="11"/>1 <text:s text:c="7"/>223 <text:s text:c="6"/>7.83 <text:s/></text:p>
      <text:p text:style-name="P16">538.imagick_r <text:s text:c="8"/>1 <text:s text:c="7"/>324 <text:s text:c="6"/>7.69 <text:s/></text:p>
      <text:p text:style-name="P16">544.nab_r <text:s text:c="12"/>1 <text:s text:c="7"/>277 <text:s text:c="6"/>6.08 <text:s/></text:p>
      <text:p text:style-name="P16">549.fotonik3d_r <text:s text:c="6"/>1 <text:s text:c="7"/>391 <text:s text:c="6"/>9.96 <text:s/></text:p>
      <text:p text:style-name="P16">554.roms_r <text:s text:c="11"/>1 <text:s text:c="7"/>215 <text:s text:c="6"/>7.38 <text:s/></text:p>
      <text:p text:style-name="P16">===============================================</text:p>
      <text:p text:style-name="P16">503.bwaves_r <text:s text:c="9"/>1 <text:s text:c="7"/>384 <text:s text:c="5"/>26.1 <text:s text:c="2"/></text:p>
      <text:p text:style-name="P16">507.cactuBSSN_r <text:s text:c="6"/>1 <text:s text:c="7"/>211 <text:s text:c="6"/>5.99 <text:s/></text:p>
      <text:p text:style-name="P16">508.namd_r <text:s text:c="11"/>1 <text:s text:c="7"/>201 <text:s text:c="6"/>4.72 <text:s/></text:p>
      <text:p text:style-name="P16">510.parest_r <text:s text:c="9"/>1 <text:s text:c="7"/>405 <text:s text:c="6"/>6.46 <text:s/></text:p>
      <text:p text:style-name="P16">511.povray_r <text:s text:c="9"/>1 <text:s text:c="7"/>357 <text:s text:c="6"/>6.53 <text:s/></text:p>
      <text:p text:style-name="P16">519.lbm_r <text:s text:c="12"/>1 <text:s text:c="7"/>204 <text:s text:c="6"/>5.17 <text:s/></text:p>
      <text:p text:style-name="P16"><text:soft-page-break/>521.wrf_r <text:s text:c="12"/>1 <text:s text:c="7"/>343 <text:s text:c="6"/>6.53 <text:s/></text:p>
      <text:p text:style-name="P16">526.blender_r <text:s text:c="8"/>1 <text:s text:c="7"/>248 <text:s text:c="6"/>6.15 <text:s/></text:p>
      <text:p text:style-name="P16">527.cam4_r <text:s text:c="11"/>1 <text:s text:c="7"/>223 <text:s text:c="6"/>7.83 <text:s/></text:p>
      <text:p text:style-name="P16">538.imagick_r <text:s text:c="8"/>1 <text:s text:c="7"/>324 <text:s text:c="6"/>7.69 <text:s/></text:p>
      <text:p text:style-name="P16">544.nab_r <text:s text:c="12"/>1 <text:s text:c="7"/>277 <text:s text:c="6"/>6.08 <text:s/></text:p>
      <text:p text:style-name="P16">549.fotonik3d_r <text:s text:c="6"/>1 <text:s text:c="7"/>391 <text:s text:c="6"/>9.96 <text:s/></text:p>
      <text:p text:style-name="P16">554.roms_r <text:s text:c="11"/>1 <text:s text:c="7"/>215 <text:s text:c="6"/>7.38 <text:s/></text:p>
      <text:p text:style-name="P16"><text:s/>Est. SPECrate2017_fp_base <text:s text:c="14"/>7.32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Hindi1" svg:font-family="'Lohit Hindi'"/>
    <style:font-face style:name="Mon" svg:font-family="Mon"/>
    <style:font-face style:name="monospace1" svg:font-family="monospace"/>
    <style:font-face style:name="monospace" svg:font-family="monospace, monospace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clipseSpark </meta:initial-creator>
    <meta:creation-date>2011-11-28T23:36:19</meta:creation-date>
    <meta:generator>LibreOffice/6.3.4.2.0$Linux_X86_64 LibreOffice_project/30$Build-2</meta:generator>
    <dc:date>2020-02-29T12:56:18.741970932</dc:date>
    <meta:editing-duration>PT5H10M42S</meta:editing-duration>
    <meta:editing-cycles>10</meta:editing-cycles>
    <meta:document-statistic meta:table-count="0" meta:image-count="0" meta:object-count="0" meta:page-count="5" meta:paragraph-count="136" meta:word-count="629" meta:character-count="6740" meta:non-whitespace-character-count="3585"/>
  </office:meta>
</office:document-meta>
</file>